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3.782cm" fo:min-width="5.44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4.418cm" fo:min-width="10.305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16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5.408cm" fo:min-width="10.674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21" style:family="graphic" style:parent-style-name="objectwithoutfill">
      <style:graphic-properties draw:marker-start="Line_20_Arrow_20_3" draw:marker-end-width="0.3cm" draw:fill="none" draw:textarea-vertical-align="middle"/>
    </style:style>
    <style:style style:name="gr22" style:family="graphic" style:parent-style-name="无填充且无边框的对象">
      <style:graphic-properties draw:textarea-vertical-align="middle" draw:ole-draw-aspect="1" style:protect="size"/>
    </style:style>
    <style:style style:name="gr23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6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10.57cm" svg:height="5.2cm" svg:x="7.33cm" svg:y="4.2cm">
          <text:p text:style-name="P1"><text:span text:style-name="T1">S1. Wait for</text:span></text:p>
          <text:p text:style-name="P1"><text:span text:style-name="T1">CMD_START_B2B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8.4cm" svg:height="5.7cm" svg:x="0.4cm" svg:y="9.6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9.27cm" svg:height="6.567cm" svg:x="7.53cm" svg:y="15.23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1"><text:span text:style-name="T2"><text:s text:c="29"/></text:span></text:p>
        </draw:connector>
        <draw:connector draw:style-name="gr4" draw:text-style-name="P4" draw:layer="layout" draw:type="curve" svg:x1="4.6cm" svg:y1="15.3cm" svg:x2="7.53cm" svg:y2="18.516cm" draw:start-shape="id3" draw:start-glue-point="8" draw:end-shape="id1" draw:end-glue-point="6" svg:d="M4600 15300c0 2144 976 3216 2930 3216" svg:viewBox="0 0 2931 3217">
          <text:p text:style-name="P1"><text:span text:style-name="T2"><text:s text:c="6"/></text:span></text:p>
        </draw:connector>
        <draw:connector draw:style-name="gr5" draw:text-style-name="P4" draw:layer="layout" draw:type="curve" svg:x1="7.33cm" svg:y1="6.8cm" svg:x2="4.6cm" svg:y2="9.6cm" draw:start-shape="id2" draw:start-glue-point="6" draw:end-shape="id3" draw:end-glue-point="4" svg:d="M7330 6800c-1820 0-2730 933-2730 2800" svg:viewBox="0 0 2731 2801">
          <text:p/>
        </draw:connector>
        <draw:custom-shape draw:style-name="gr6" draw:text-style-name="P2" xml:id="id8" draw:id="id8" draw:layer="layout" svg:width="10.07cm" svg:height="4.6cm" svg:x="26.409cm" svg:y="2.7cm">
          <text:p text:style-name="P1"><text:span text:style-name="T1">S1. Wait for</text:span></text:p>
          <text:p text:style-name="P1"><text:span text:style-name="T1">CMD_START_B2B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9.5cm" svg:height="6.4cm" svg:x="32.179cm" svg:y="24.3cm">
          <text:p text:style-name="P1"><text:span text:style-name="T2">S4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8.27cm" svg:height="6.8cm" svg:x="43.379cm" svg:y="20.5cm">
          <text:p text:style-name="P1"><text:span text:style-name="T2">S5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51.649cm" svg:y1="23.9cm" svg:x2="52.463cm" svg:y2="16.034cm" draw:start-shape="id4" draw:start-glue-point="10" draw:end-shape="id5" draw:end-glue-point="9" svg:d="M51649 23900c543 0 814-2622 814-7866" svg:viewBox="0 0 815 7867">
          <text:p text:style-name="P1"><text:span text:style-name="T2"><text:s text:c="29"/></text:span></text:p>
        </draw:connector>
        <draw:connector draw:style-name="gr4" draw:text-style-name="P4" draw:layer="layout" draw:type="curve" svg:x1="40.288cm" svg:y1="29.763cm" svg:x2="47.514cm" svg:y2="27.3cm" draw:start-shape="id6" draw:start-glue-point="9" draw:end-shape="id4" svg:d="M40288 29763c0 2158 7226 3390 7226-2463" svg:viewBox="0 0 7227 4255">
          <text:p text:style-name="P1"><text:span text:style-name="T2"><text:s text:c="6"/></text:span></text:p>
        </draw:connector>
        <draw:connector draw:style-name="gr5" draw:text-style-name="P4" draw:layer="layout" draw:type="curve" draw:line-skew="-1.312cm" svg:x1="28.329cm" svg:y1="26.6cm" svg:x2="33.57cm" svg:y2="29.763cm" draw:start-shape="id7" draw:start-glue-point="8" draw:end-shape="id6" draw:end-glue-point="7" svg:d="M28329 26600c0 4935 5241 3353 5241 3163" svg:viewBox="0 0 5242 3555">
          <text:p/>
        </draw:connector>
        <draw:custom-shape draw:style-name="gr9" draw:text-style-name="P3" xml:id="id5" draw:id="id5" draw:layer="layout" svg:width="15.279cm" svg:height="6.6cm" svg:x="39.421cm" svg:y="10.4cm">
          <text:p text:style-name="P1"><text:span text:style-name="T2">S6. Send <text:s/></text:span></text:p>
          <text:p text:style-name="P1"><text:span text:style-name="T2">TGM_KICKER_</text:span><text:span text:style-name="T1">TRIGGER_</text:span><text:span text:style-name="T2">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47.061cm" svg:y1="10.4cm" svg:x2="36.479cm" svg:y2="5cm" draw:start-shape="id5" draw:start-glue-point="4" draw:end-shape="id8" draw:end-glue-point="10" svg:d="M47061 10400c0-3600-3527-5400-10582-5400" svg:viewBox="0 0 10583 5401">
          <text:p/>
        </draw:connector>
        <draw:custom-shape draw:style-name="gr10" draw:text-style-name="P3" xml:id="id9" draw:id="id9" draw:layer="layout" svg:width="13.4cm" svg:height="6.1cm" svg:x="20.5cm" svg:y="14.3cm">
          <text:p text:style-name="P1"><text:span text:style-name="T2">S2. Wait</text:span></text:p>
          <text:p text:style-name="P1"><text:span text:style-name="T2"><text:s/></text:span><text:span text:style-name="T2">for </text:span></text:p>
          <text:p text:style-name="P1"><text:span text:style-name="T2">TGM_PHASE_CORRECTION</text:span></text:p>
          <text:p text:style-name="P1"><text:span text:style-name="T2"><text:s/></text:span><text:span text:style-name="T2">from 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7.3cm" svg:height="5.1cm" svg:x="24.679cm" svg:y="21.5cm">
          <text:p text:style-name="P1"><text:span text:style-name="T2">S3. Give phase </text:span></text:p>
          <text:p text:style-name="P1"><text:span text:style-name="T2">correction value </text:span></text:p>
          <text:p text:style-name="P1"><text:span text:style-name="T2">to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6.409cm" svg:y1="5cm" svg:x2="22.462cm" svg:y2="15.193cm" draw:start-shape="id8" draw:start-glue-point="6" draw:end-shape="id9" draw:end-glue-point="5" svg:d="M26409 5000c-2632 0-3947 3397-3947 10193" svg:viewBox="0 0 3948 10194">
          <text:p/>
        </draw:connector>
        <draw:connector draw:style-name="gr5" draw:text-style-name="P4" draw:layer="layout" draw:type="curve" svg:x1="22.462cm" svg:y1="19.507cm" svg:x2="24.679cm" svg:y2="24.05cm" draw:start-shape="id9" draw:start-glue-point="7" draw:end-shape="id7" draw:end-glue-point="6" svg:d="M22462 19507c0 3029 739 4543 2217 4543" svg:viewBox="0 0 2218 4544">
          <text:p/>
        </draw:connector>
        <draw:line draw:style-name="gr4" draw:text-style-name="P5" draw:layer="layout" svg:x1="38.8cm" svg:y1="24.5cm" svg:x2="35.4cm" svg:y2="6.5cm">
          <text:p text:style-name="P1"><text:span text:style-name="T1">Waiting time &gt; Timeout interval</text:span></text:p>
          <text:p text:style-name="P1"><text:span text:style-name="T1"/></text:p>
        </draw:line>
        <draw:line draw:style-name="gr4" draw:text-style-name="P5" draw:layer="layout" svg:x1="27.3cm" svg:y1="14.1cm" svg:x2="31.5cm" svg:y2="7.4cm">
          <text:p text:style-name="P1"><text:span text:style-name="T1">Waiting time</text:span></text:p>
          <text:p text:style-name="P1"><text:span text:style-name="T1">&gt;</text:span></text:p>
          <text:p text:style-name="P1"><text:span text:style-name="T1">Timeout interval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</draw:page>
      <draw:page draw:name="page2" draw:style-name="dp1" draw:master-page-name="默认">
        <draw:custom-shape draw:style-name="gr12" draw:text-style-name="P2" xml:id="id15" draw:id="id15" draw:layer="layout" svg:width="8.776cm" svg:height="5.325cm" svg:x="5.803cm" svg:y="3.8cm">
          <text:p text:style-name="P1"><text:span text:style-name="T1">S1. Wait for</text:span></text:p>
          <text:p text:style-name="P1"><text:span text:style-name="T1">CMD_START_B2B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4" draw:id="id14" draw:layer="layout" svg:width="8.1cm" svg:height="6.7cm" svg:x="1cm" svg:y="10.7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3" draw:id="id13" draw:layer="layout" svg:width="9.497cm" svg:height="5.799cm" svg:x="2.203cm" svg:y="21.101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2" draw:id="id12" draw:layer="layout" svg:width="9.406cm" svg:height="7.2cm" svg:x="16.3cm" svg:y="23.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10" draw:id="id10" draw:layer="layout" svg:width="12.5cm" svg:height="7.075cm" svg:x="28.7cm" svg:y="22.625cm">
          <text:p text:style-name="P7"><text:span text:style-name="T3">S5. Send </text:span></text:p>
          <text:p text:style-name="P7"><text:span text:style-name="T3">TGM_SYNCH_WIN</text:span></text:p>
          <text:p text:style-name="P7"><text:span text:style-name="T3">TGM_PHASE_CORRECTION</text:span></text:p>
          <text:p text:style-name="P7"><text:span text:style-name="T3">to WR </text:span></text:p>
          <text:p text:style-name="P7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1" draw:id="id11" draw:layer="layout" svg:width="8.5cm" svg:height="6.368cm" svg:x="41.279cm" svg:y="19.025cm">
          <text:p text:style-name="P1"><text:span text:style-name="T1">S6. Give </text:span></text:p>
          <text:p text:style-name="P1"><text:span text:style-name="T1">phase shift </text:span></text:p>
          <text:p text:style-name="P1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6" draw:id="id16" draw:layer="layout" svg:width="15.8cm" svg:height="8cm" svg:x="38.7cm" svg:y="4.8cm">
          <text:p text:style-name="P1"><text:span text:style-name="T1">S7. Wait For</text:span></text:p>
          <text:p text:style-name="P1"><text:span text:style-name="T1">TGM_KICKER_TRIGGER_TIME_S</text:span></text:p>
          <text:p text:style-name="P1"><text:span text:style-name="T1">TGM_KICKER_TRIGGER_</text:span><text:span text:style-name="T1">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17" draw:id="id17" draw:layer="layout" svg:width="9.176cm" svg:height="5.576cm" svg:x="26.3cm" svg:y="1.6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8" draw:id="id18" draw:layer="layout" svg:width="9.521cm" svg:height="4.775cm" svg:x="18.879cm" svg:y="7.125cm">
          <text:p text:style-name="P1"><text:span text:style-name="T4">Send </text:span></text:p>
          <text:p text:style-name="P1"><text:span text:style-name="T4">TGM_B2B_ERROR</text:span></text:p>
          <text:p text:style-name="P1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1"><text:span text:style-name="T1"/></text:p>
          <text:p text:style-name="P1"><text:span text:style-name="T1"/></text:p>
          <text:p text:style-name="P1"><text:span text:style-name="T1">OK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1"><text:span text:style-name="T1"><text:s text:c="2"/></text:span><text:span text:style-name="T1">OK <text:s text:c="15"/></text:span></text:p>
        </draw:connector>
        <draw:connector draw:style-name="gr4" draw:text-style-name="P5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1"><text:span text:style-name="T1"><text:s text:c="14"/></text:span></text:p>
        </draw:connector>
        <draw:connector draw:style-name="gr4" draw:text-style-name="P5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1"><text:span text:style-name="T1"><text:s text:c="5"/></text:span></text:p>
        </draw:connector>
        <draw:connector draw:style-name="gr5" draw:text-style-name="P5" draw:layer="layout" draw:type="curve" svg:x1="49.779cm" svg:y1="22.209cm" svg:x2="52.187cm" svg:y2="11.629cm" draw:start-shape="id11" draw:start-glue-point="10" draw:end-shape="id16" draw:end-glue-point="9" svg:d="M49779 22209c1606 0 2408-3526 2408-10580" svg:viewBox="0 0 2409 10581">
          <text:p/>
        </draw:connector>
        <draw:connector draw:style-name="gr4" draw:text-style-name="P5" draw:layer="layout" draw:type="curve" draw:line-skew="1.116cm" svg:x1="46.6cm" svg:y1="4.8cm" svg:x2="34.133cm" svg:y2="2.416cm" draw:start-shape="id16" draw:start-glue-point="4" draw:end-shape="id17" draw:end-glue-point="11" svg:d="M46600 4800c0-3877-12467-2685-12467-2384" svg:viewBox="0 0 12468 2794">
          <text:p text:style-name="P1"><text:span text:style-name="T1"><text:s text:c="7"/></text:span><text:span text:style-name="T1">OK</text:span></text:p>
        </draw:connector>
        <draw:line draw:style-name="gr4" draw:text-style-name="P5" draw:layer="layout" svg:x1="8.3cm" svg:y1="21cm" svg:x2="19.7cm" svg:y2="11cm">
          <text:p text:style-name="P1"><text:span text:style-name="T1">Waiting time &gt; Timeout interval</text:span></text:p>
          <text:p text:style-name="P1"><text:span text:style-name="T1"/></text:p>
        </draw:line>
        <draw:line draw:style-name="gr21" draw:text-style-name="P5" draw:layer="layout" svg:x1="27.7cm" svg:y1="10.8cm" svg:x2="39cm" svg:y2="10.1cm">
          <text:p text:style-name="P1"><text:span text:style-name="T1">Waiting time &gt; </text:span></text:p>
          <text:p text:style-name="P1"><text:span text:style-name="T1">Timeout interval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frame draw:style-name="gr22" draw:text-style-name="P10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5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5" draw:text-style-name="P5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23" draw:text-style-name="P10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5-11T11:30:11.610000000</dc:date>
    <meta:editing-duration>PT17H1M9S</meta:editing-duration>
    <meta:editing-cycles>37</meta:editing-cycles>
    <meta:generator>LibreOffice/4.4.4.3$Windows_x86 LibreOffice_project/2c39ebcf046445232b798108aa8a7e7d89552ea8</meta:generator>
    <meta:document-statistic meta:object-count="42"/>
  </office:meta>
</office:document-meta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